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style:font-name-asian="Arial" style:font-size-asian="10pt" style:font-name-complex="Arial"/>
    </style:style>
    <style:style style:name="P16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0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City of Solidaridad in the Quintana Roo state of Mexico, SWEAR THAT:</text:p>
      <text:p text:style-name="P6"/>
      <text:p text:style-name="P3">I served Minister of Public Safety and Emergency Preparedness with Motion Record containing Notice of Motion to appeal Protonotary's Orders by sending a copy by fax on November 23, 2017 to Eric Peterson, solicitor for the Defendant, at (416) 973-5004.</text:p>
      <text:p text:style-name="P3"/>
      <text:p text:style-name="P3">I served Minister of Public Safety and Emergency Preparedness with Reply to his Response on the Motion to appeal Protonotary's Orders by sending a copy by fax on November 29, 2017 to Eric Peterson, solicitor for the Defendant, at (416) 973-5004.</text:p>
      <text:p text:style-name="P3"/>
      <text:p text:style-name="P3">I served Minister of Public Safety and Emergency Preparedness with Questions Arising from discovery answers by sending a copy by email in two parts on February 2nd and 7th, 2017 to Eric Peterson, solicitor for the Defendant, at Eric.Peterson@justice.gc.ca</text:p>
      <text:p text:style-name="P3"/>
      <text:p text:style-name="P3">Sworn before me at the City of Solidaridad <text:s text:c="2"/>in the Quintana Roo State of Mexico on November 30, 2017.</text:p>
      <text:p text:style-name="P3"/>
      <text:p text:style-name="P3"/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/>
      <text:p text:style-name="P3"/>
      <text:p text:style-name="P3">______________________________________</text:p>
      <text:p text:style-name="P3">Consular Officer of Canada</text:p>
      <text:p text:style-name="P3">Consular Agency of Canada</text:p>
      <text:p text:style-name="P3">Avenida 10 entre Calle 3 y 5, Playa del Carmen, Mexico, 77710</text:p>
      <text:p text:style-name="P3"/>
      <text:p text:style-name="P3"/>
      <text:p text:style-name="P3"/>
      <text:p text:style-name="P3">SOR/2004-283, s. 35</text:p>
      <text:p text:style-name="P14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City of Solidaridad in the Quintana Roo state of Mexico, SWEAR THAT:</text:p>
      <text:p text:style-name="P6"/>
      <text:p text:style-name="P3">I served Minister of Public Safety and Emergency Preparedness with Motion Record containing Notice of Motion to appeal Protonotary's Orders by sending a copy by fax on November 23, 2017 to Eric Peterson, solicitor for the Defendant, at (416) 973-5004.</text:p>
      <text:p text:style-name="P3"/>
      <text:p text:style-name="P3">I served Minister of Public Safety and Emergency Preparedness with Reply to his Response on the Motion to appeal Protonotary's Orders by sending a copy by fax on November 29, 2017 to Eric Peterson, solicitor for the Defendant, at (416) 973-5004.</text:p>
      <text:p text:style-name="P3"/>
      <text:p text:style-name="P3">I served Minister of Public Safety and Emergency Preparedness with Questions Arising from discovery answers by sending a copy by email in two parts on February 2nd and 7th, 2017 to Eric Peterson, solicitor for the Defendant, at Eric.Peterson@justice.gc.ca</text:p>
      <text:p text:style-name="P3"/>
      <text:p text:style-name="P3">Sworn before me at the City of Solidaridad <text:s text:c="2"/>in the Quintana Roo State of Mexico on November 30, 2017.</text:p>
      <text:p text:style-name="P3"/>
      <text:p text:style-name="P3"/>
      <text:p text:style-name="P3"><text:s/></text:p>
      <text:p text:style-name="P3"/>
      <text:p text:style-name="P3">_____________________________</text:p>
      <text:p text:style-name="P3">Radu Hociung</text:p>
      <text:p text:style-name="P3"/>
      <text:p text:style-name="P3"/>
      <text:p text:style-name="P3"/>
      <text:p text:style-name="P3"/>
      <text:p text:style-name="P3">______________________________________</text:p>
      <text:p text:style-name="P3">Consular Officer of Canada</text:p>
      <text:p text:style-name="P3">Consular Agency of Canada</text:p>
      <text:p text:style-name="P3">Avenida 10 entre Calle 3 y 5, Playa del Carmen, Mexico, 77710</text:p>
      <text:p text:style-name="P3"/>
      <text:p text:style-name="P3"/>
      <text:p text:style-name="P3"/>
      <text:p text:style-name="P3">SOR/2004-283, s. 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11-29T14:50:17.24</meta:creation-date>
    <dc:date>2017-11-30T11:31:05.78</dc:date>
    <dc:creator>Radu Hociung</dc:creator>
    <meta:editing-duration>PT6M47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2" meta:paragraph-count="48" meta:word-count="422" meta:character-count="2682"/>
  </office:meta>
</office:document-meta>
</file>